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settings.xml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1.02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weight-asian="normal" style:font-style-complex="normal" style:font-weight-complex="normal"/>
    </style:style>
    <style:style style:name="ce7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style:font-style-asian="normal" style:font-weight-asian="normal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>
        <table:shapes>
          <draw:frame draw:z-index="0" draw:style-name="gr1" svg:width="4.6701in" svg:height="2.6268in" svg:x="7.4685in" svg:y="0in">
            <draw:object draw:notify-on-update-of-ranges="Planilha1.C1:Planilha1.E1 Planilha1.C11:Planilha1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0091in" svg:height="2.8173in" svg:x="12.7752in" svg:y="0in">
            <draw:object draw:notify-on-update-of-ranges="Planilha1.F1:Planilha1.H1 Planilha1.F11:Planilha1.H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2406in" svg:height="2.9476in" svg:x="7.2933in" svg:y="2.8051in">
            <draw:object draw:notify-on-update-of-ranges="Planilha1.C1:Planilha1.E1 Planilha1.C21:Planilha1.E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5.2067in" svg:height="2.9287in" svg:x="13.2803in" svg:y="3.039in">
            <draw:object draw:notify-on-update-of-ranges="Planilha1.F1:Planilha1.H1 Planilha1.F21:Planilha1.H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7.7539in" svg:y="6.4043in">
            <draw:object draw:notify-on-update-of-ranges="Planilha1.C1:Planilha1.E1 Planilha1.C31:Planilha1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13.7689in" svg:y="6.4992in">
            <draw:object draw:notify-on-update-of-ranges="Planilha1.F1:Planilha1.H1 Planilha1.F31:Planilha1.H3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7.9185in" svg:y="10.4472in">
            <draw:object draw:notify-on-update-of-ranges="Planilha1.C1:Planilha1.E1 Planilha1.C41:Planilha1.E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8in" svg:height="3.5429in" svg:x="14.9213in" svg:y="10.3094in">
            <draw:object draw:notify-on-update-of-ranges="Planilha1.F1:Planilha1.H1 Planilha1.F41:Planilha1.H4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88in" svg:height="3.5429in" svg:x="8.1382in" svg:y="14.0465in">
            <draw:object draw:notify-on-update-of-ranges="Planilha1.C1:Planilha1.E1 Planilha1.C51:Planilha1.E5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4.702in" svg:y="14.1091in">
            <draw:object draw:notify-on-update-of-ranges="Planilha1.F1:Planilha1.H1 Planilha1.F51:Planilha1.H5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6.2988in" svg:height="3.5429in" svg:x="8.2921in" svg:y="18.4268in">
            <draw:object draw:notify-on-update-of-ranges="Planilha1.C1:Planilha1.E1 Planilha1.C61:Planilha1.E6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6.2988in" svg:height="3.5429in" svg:x="14.9539in" svg:y="18.4059in">
            <draw:object draw:notify-on-update-of-ranges="Planilha1.F1:Planilha1.H1 Planilha1.F61:Planilha1.H6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row table:style-name="ro1">
          <table:table-cell table:style-name="ce1" office:value-type="string">
            <text:p>Seed</text:p>
          </table:table-cell>
          <table:table-cell table:style-name="ce1" office:value-type="string">
            <text:p>N elementos</text:p>
          </table:table-cell>
          <table:table-cell table:style-name="ce1" office:value-type="string">
            <text:p>Insertion</text:p>
          </table:table-cell>
          <table:table-cell table:style-name="ce1" office:value-type="string">
            <text:p>Selection</text:p>
          </table:table-cell>
          <table:table-cell table:style-name="ce1" office:value-type="string">
            <text:p>Bubble</text:p>
          </table:table-cell>
          <table:table-cell table:style-name="ce1" office:value-type="string">
            <text:p>Quick</text:p>
          </table:table-cell>
          <table:table-cell table:style-name="ce1" office:value-type="string">
            <text:p>Heap</text:p>
          </table:table-cell>
          <table:table-cell table:style-name="ce1" office:value-type="string">
            <text:p>Merge malloc</text:p>
          </table:table-cell>
        </table:table-row>
        <table:table-row-group>
          <table:table-row-group>
            <table:table-row table:style-name="ro2"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122">
                <text:p>0.122</text:p>
              </table:table-cell>
              <table:table-cell office:value-type="float" office:value="0.145">
                <text:p>0.145</text:p>
              </table:table-cell>
              <table:table-cell office:value-type="float" office:value="0.45">
                <text:p>0.4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</table:table-row>
            <table:table-row table:style-name="ro2">
              <table:table-cell office:value-type="float" office:value="1">
                <text:p>1</text:p>
              </table:table-cell>
              <table:table-cell office:value-type="float" office:value="30000">
                <text:p>30000</text:p>
              </table:table-cell>
              <table:table-cell office:value-type="float" office:value="1.069">
                <text:p>1.069</text:p>
              </table:table-cell>
              <table:table-cell office:value-type="float" office:value="1.373">
                <text:p>1.373</text:p>
              </table:table-cell>
              <table:table-cell office:value-type="float" office:value="4.042">
                <text:p>4.04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</table:table-row>
            <table:table-row table:style-name="ro2">
              <table:table-cell office:value-type="float" office:value="1">
                <text:p>1</text:p>
              </table:table-cell>
              <table:table-cell office:value-type="float" office:value="90000">
                <text:p>90000</text:p>
              </table:table-cell>
              <table:table-cell office:value-type="float" office:value="9.627">
                <text:p>9.627</text:p>
              </table:table-cell>
              <table:table-cell office:value-type="float" office:value="12.076">
                <text:p>12.076</text:p>
              </table:table-cell>
              <table:table-cell office:value-type="float" office:value="37.104">
                <text:p>37.104</text:p>
              </table:table-cell>
              <table:table-cell office:value-type="float" office:value="0.019">
                <text:p>0.019</text:p>
              </table:table-cell>
              <table:table-cell office:value-type="float" office:value="0.032">
                <text:p>0.032</text:p>
              </table:table-cell>
              <table:table-cell office:value-type="float" office:value="0.495">
                <text:p>0.495</text:p>
              </table:table-cell>
            </table:table-row>
            <table:table-row table:style-name="ro2">
              <table:table-cell office:value-type="float" office:value="1">
                <text:p>1</text:p>
              </table:table-cell>
              <table:table-cell office:value-type="float" office:value="270000">
                <text:p>270000</text:p>
              </table:table-cell>
              <table:table-cell office:value-type="float" office:value="87.438">
                <text:p>87.438</text:p>
              </table:table-cell>
              <table:table-cell office:value-type="float" office:value="109.774">
                <text:p>109.774</text:p>
              </table:table-cell>
              <table:table-cell office:value-type="float" office:value="313.891">
                <text:p>313.891</text:p>
              </table:table-cell>
              <table:table-cell office:value-type="float" office:value="0.069">
                <text:p>0.069</text:p>
              </table:table-cell>
              <table:table-cell office:value-type="float" office:value="0.109">
                <text:p>0.109</text:p>
              </table:table-cell>
              <table:table-cell office:value-type="float" office:value="2.39">
                <text:p>2.39</text:p>
              </table:table-cell>
            </table:table-row>
            <table:table-row table:style-name="ro2">
              <table:table-cell office:value-type="float" office:value="1">
                <text:p>1</text:p>
              </table:table-cell>
              <table:table-cell office:value-type="float" office:value="810000">
                <text:p>810000</text:p>
              </table:table-cell>
              <table:table-cell office:value-type="float" office:value="792.09">
                <text:p>792.09</text:p>
              </table:table-cell>
              <table:table-cell office:value-type="float" office:value="997.376">
                <text:p>997.376</text:p>
              </table:table-cell>
              <table:table-cell office:value-type="float" office:value="2829.2685">
                <text:p>2829.2685</text:p>
              </table:table-cell>
              <table:table-cell office:value-type="float" office:value="0.27">
                <text:p>0.27</text:p>
              </table:table-cell>
              <table:table-cell office:value-type="float" office:value="0.379">
                <text:p>0.379</text:p>
              </table:table-cell>
              <table:table-cell office:value-type="float" office:value="10.903">
                <text:p>10.903</text:p>
              </table:table-cell>
            </table:table-row>
            <table:table-row table:style-name="ro2">
              <table:table-cell office:value-type="float" office:value="1">
                <text:p>1</text:p>
              </table:table-cell>
              <table:table-cell office:value-type="float" office:value="2430000">
                <text:p>2430000</text:p>
              </table:table-cell>
              <table:table-cell office:value-type="float" office:value="7118.0025">
                <text:p>7118.0025</text:p>
              </table:table-cell>
              <table:table-cell office:value-type="float" office:value="8938.065">
                <text:p>8938.065</text:p>
              </table:table-cell>
              <table:table-cell office:value-type="float" office:value="25434.4165">
                <text:p>25434.4165</text:p>
              </table:table-cell>
              <table:table-cell office:value-type="float" office:value="1.325">
                <text:p>1.325</text:p>
              </table:table-cell>
              <table:table-cell office:value-type="float" office:value="1.385">
                <text:p>1.385</text:p>
              </table:table-cell>
              <table:table-cell office:value-type="float" office:value="36.388">
                <text:p>36.388</text:p>
              </table:table-cell>
            </table:table-row>
            <table:table-row table:style-name="ro2">
              <table:table-cell office:value-type="float" office:value="1">
                <text:p>1</text:p>
              </table:table-cell>
              <table:table-cell office:value-type="float" office:value="7290000">
                <text:p>7290000</text:p>
              </table:table-cell>
              <table:table-cell office:value-type="float" office:value="64062.0225">
                <text:p>64062.0225</text:p>
              </table:table-cell>
              <table:table-cell office:value-type="float" office:value="80442.585">
                <text:p>80442.585</text:p>
              </table:table-cell>
              <table:table-cell office:value-type="float" office:value="228909.7485">
                <text:p>228909.7485</text:p>
              </table:table-cell>
              <table:table-cell office:value-type="float" office:value="8.602">
                <text:p>8.602</text:p>
              </table:table-cell>
              <table:table-cell office:value-type="float" office:value="5.289">
                <text:p>5.289</text:p>
              </table:table-cell>
              <table:table-cell office:value-type="float" office:value="114.249">
                <text:p>114.249</text:p>
              </table:table-cell>
            </table:table-row>
            <table:table-row table:style-name="ro2">
              <table:table-cell office:value-type="float" office:value="1">
                <text:p>1</text:p>
              </table:table-cell>
              <table:table-cell office:value-type="float" office:value="21870000">
                <text:p>21870000</text:p>
              </table:table-cell>
              <table:table-cell office:value-type="float" office:value="576558.2025">
                <text:p>576558.2025</text:p>
              </table:table-cell>
              <table:table-cell office:value-type="float" office:value="723983.265">
                <text:p>723983.265</text:p>
              </table:table-cell>
              <table:table-cell office:value-type="float" office:value="2060187.737">
                <text:p>2060187.737</text:p>
              </table:table-cell>
              <table:table-cell office:value-type="float" office:value="69.302">
                <text:p>69.302</text:p>
              </table:table-cell>
              <table:table-cell office:value-type="float" office:value="20.097">
                <text:p>20.097</text:p>
              </table:table-cell>
              <table:table-cell office:value-type="float" office:value="348.701">
                <text:p>348.701</text:p>
              </table:table-cell>
            </table:table-row>
            <table:table-row table:style-name="ro2">
              <table:table-cell office:value-type="float" office:value="1">
                <text:p>1</text:p>
              </table:table-cell>
              <table:table-cell office:value-type="float" office:value="65610000">
                <text:p>65610000</text:p>
              </table:table-cell>
              <table:table-cell office:value-type="float" office:value="5189023.823">
                <text:p>5189023.823</text:p>
              </table:table-cell>
              <table:table-cell office:value-type="float" office:value="6515849.385">
                <text:p>6515849.385</text:p>
              </table:table-cell>
              <table:table-cell office:value-type="float" office:value="18541689.63">
                <text:p>18541689.63</text:p>
              </table:table-cell>
              <table:table-cell office:value-type="float" office:value="581.157">
                <text:p>581.157</text:p>
              </table:table-cell>
              <table:table-cell office:value-type="float" office:value="69.539">
                <text:p>69.539</text:p>
              </table:table-cell>
              <table:table-cell office:value-type="float" office:value="1082.23">
                <text:p>1082.23</text:p>
              </table:table-cell>
            </table:table-row>
          </table:table-row-group>
          <table:table-row table:style-name="ro1">
            <table:table-cell table:style-name="ce3" office:value-type="string">
              <text:p>Média</text:p>
            </table:table-cell>
            <table:table-cell table:style-name="ce3" office:value-type="string">
              <text:p>Média</text:p>
            </table:table-cell>
            <table:table-cell table:style-name="ce7" table:formula="of:=SUBTOTAL(1;[.$C$2:.$C$10])" office:value-type="float" office:value="648628.044055555">
              <text:p>648628.044055555</text:p>
            </table:table-cell>
            <table:table-cell table:style-name="ce7" table:formula="of:=SUBTOTAL(1;[.$D$2:.$D$10])" office:value-type="float" office:value="814481.560444444">
              <text:p>814481.560444444</text:p>
            </table:table-cell>
            <table:table-cell table:style-name="ce7" table:formula="of:=SUBTOTAL(1;[.$E$2:.$E$10])" office:value-type="float" office:value="2317711.80972222">
              <text:p>2317711.80972222</text:p>
            </table:table-cell>
            <table:table-cell table:style-name="ce7" table:formula="of:=SUBTOTAL(1;[.$F$2:.$F$10])" office:value-type="float" office:value="73.4168888888889">
              <text:p>73.4168888889</text:p>
            </table:table-cell>
            <table:table-cell table:style-name="ce7" table:formula="of:=SUBTOTAL(1;[.$G$2:.$G$10])" office:value-type="float" office:value="10.7603333333333">
              <text:p>10.7603333333</text:p>
            </table:table-cell>
            <table:table-cell table:style-name="ce7" table:formula="of:=SUBTOTAL(1;[.$H$2:.$H$10])" office:value-type="float" office:value="177.272666666667">
              <text:p>177.2726666667</text:p>
            </table:table-cell>
          </table:table-row>
          <table:table-row-group>
            <table:table-row table:style-name="ro2">
              <table:table-cell office:value-type="float" office:value="2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23">
                <text:p>0.123</text:p>
              </table:table-cell>
              <table:table-cell office:value-type="float" office:value="0.149">
                <text:p>0.149</text:p>
              </table:table-cell>
              <table:table-cell office:value-type="float" office:value="0.449">
                <text:p>0.449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1">
                <text:p>0.01</text:p>
              </table:table-cell>
            </table:table-row>
            <table:table-row table:style-name="ro2">
              <table:table-cell office:value-type="float" office:value="2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1.079">
                <text:p>1.079</text:p>
              </table:table-cell>
              <table:table-cell office:value-type="float" office:value="1.332">
                <text:p>1.332</text:p>
              </table:table-cell>
              <table:table-cell office:value-type="float" office:value="4.198">
                <text:p>4.198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8">
                <text:p>0.058</text:p>
              </table:table-cell>
            </table:table-row>
            <table:table-row table:style-name="ro2">
              <table:table-cell office:value-type="float" office:value="2">
                <text:p>2</text:p>
              </table:table-cell>
              <table:table-cell office:value-type="float" office:value="90000">
                <text:p>90000</text:p>
              </table:table-cell>
              <table:table-cell office:value-type="float" office:value="9.648">
                <text:p>9.648</text:p>
              </table:table-cell>
              <table:table-cell office:value-type="float" office:value="12.069">
                <text:p>12.069</text:p>
              </table:table-cell>
              <table:table-cell office:value-type="float" office:value="36.532">
                <text:p>36.532</text:p>
              </table:table-cell>
              <table:table-cell office:value-type="float" office:value="0.02">
                <text:p>0.02</text:p>
              </table:table-cell>
              <table:table-cell office:value-type="float" office:value="0.033">
                <text:p>0.033</text:p>
              </table:table-cell>
              <table:table-cell office:value-type="float" office:value="0.724">
                <text:p>0.724</text:p>
              </table:table-cell>
            </table:table-row>
            <table:table-row table:style-name="ro2">
              <table:table-cell office:value-type="float" office:value="2">
                <text:p>2</text:p>
              </table:table-cell>
              <table:table-cell office:value-type="float" office:value="270000">
                <text:p>270000</text:p>
              </table:table-cell>
              <table:table-cell office:value-type="float" office:value="87.946">
                <text:p>87.946</text:p>
              </table:table-cell>
              <table:table-cell office:value-type="float" office:value="109.883">
                <text:p>109.883</text:p>
              </table:table-cell>
              <table:table-cell office:value-type="float" office:value="315.426">
                <text:p>315.426</text:p>
              </table:table-cell>
              <table:table-cell office:value-type="float" office:value="0.068">
                <text:p>0.068</text:p>
              </table:table-cell>
              <table:table-cell office:value-type="float" office:value="0.109">
                <text:p>0.109</text:p>
              </table:table-cell>
              <table:table-cell office:value-type="float" office:value="2.933">
                <text:p>2.933</text:p>
              </table:table-cell>
            </table:table-row>
            <table:table-row table:style-name="ro2">
              <table:table-cell office:value-type="float" office:value="2">
                <text:p>2</text:p>
              </table:table-cell>
              <table:table-cell office:value-type="float" office:value="810000">
                <text:p>810000</text:p>
              </table:table-cell>
              <table:table-cell office:value-type="float" office:value="792.15">
                <text:p>792.15</text:p>
              </table:table-cell>
              <table:table-cell office:value-type="float" office:value="995.236">
                <text:p>995.236</text:p>
              </table:table-cell>
              <table:table-cell office:value-type="float" office:value="2829.2685">
                <text:p>2829.2685</text:p>
              </table:table-cell>
              <table:table-cell office:value-type="float" office:value="0.282">
                <text:p>0.282</text:p>
              </table:table-cell>
              <table:table-cell office:value-type="float" office:value="0.364">
                <text:p>0.364</text:p>
              </table:table-cell>
              <table:table-cell office:value-type="float" office:value="10.681">
                <text:p>10.681</text:p>
              </table:table-cell>
            </table:table-row>
            <table:table-row table:style-name="ro2">
              <table:table-cell office:value-type="float" office:value="2">
                <text:p>2</text:p>
              </table:table-cell>
              <table:table-cell office:value-type="float" office:value="2430000">
                <text:p>2430000</text:p>
              </table:table-cell>
              <table:table-cell office:value-type="float" office:value="7118.0025">
                <text:p>7118.0025</text:p>
              </table:table-cell>
              <table:table-cell office:value-type="float" office:value="8938.065">
                <text:p>8938.065</text:p>
              </table:table-cell>
              <table:table-cell office:value-type="float" office:value="25434.4165">
                <text:p>25434.4165</text:p>
              </table:table-cell>
              <table:table-cell office:value-type="float" office:value="1.33">
                <text:p>1.33</text:p>
              </table:table-cell>
              <table:table-cell office:value-type="float" office:value="1.384">
                <text:p>1.384</text:p>
              </table:table-cell>
              <table:table-cell office:value-type="float" office:value="35.483">
                <text:p>35.483</text:p>
              </table:table-cell>
            </table:table-row>
            <table:table-row table:style-name="ro2">
              <table:table-cell office:value-type="float" office:value="2">
                <text:p>2</text:p>
              </table:table-cell>
              <table:table-cell office:value-type="float" office:value="7290000">
                <text:p>7290000</text:p>
              </table:table-cell>
              <table:table-cell office:value-type="float" office:value="64062.0225">
                <text:p>64062.0225</text:p>
              </table:table-cell>
              <table:table-cell office:value-type="float" office:value="80442.585">
                <text:p>80442.585</text:p>
              </table:table-cell>
              <table:table-cell office:value-type="float" office:value="228909.7485">
                <text:p>228909.7485</text:p>
              </table:table-cell>
              <table:table-cell office:value-type="float" office:value="8.621">
                <text:p>8.621</text:p>
              </table:table-cell>
              <table:table-cell office:value-type="float" office:value="5.304">
                <text:p>5.304</text:p>
              </table:table-cell>
              <table:table-cell office:value-type="float" office:value="110.583">
                <text:p>110.583</text:p>
              </table:table-cell>
            </table:table-row>
            <table:table-row table:style-name="ro2">
              <table:table-cell office:value-type="float" office:value="2">
                <text:p>2</text:p>
              </table:table-cell>
              <table:table-cell office:value-type="float" office:value="21870000">
                <text:p>21870000</text:p>
              </table:table-cell>
              <table:table-cell office:value-type="float" office:value="576558.2025">
                <text:p>576558.2025</text:p>
              </table:table-cell>
              <table:table-cell office:value-type="float" office:value="723983.265">
                <text:p>723983.265</text:p>
              </table:table-cell>
              <table:table-cell office:value-type="float" office:value="2060187.737">
                <text:p>2060187.737</text:p>
              </table:table-cell>
              <table:table-cell office:value-type="float" office:value="68.183">
                <text:p>68.183</text:p>
              </table:table-cell>
              <table:table-cell office:value-type="float" office:value="18.935">
                <text:p>18.935</text:p>
              </table:table-cell>
              <table:table-cell office:value-type="float" office:value="351.881">
                <text:p>351.881</text:p>
              </table:table-cell>
            </table:table-row>
            <table:table-row table:style-name="ro2">
              <table:table-cell office:value-type="float" office:value="2">
                <text:p>2</text:p>
              </table:table-cell>
              <table:table-cell office:value-type="float" office:value="65610000">
                <text:p>65610000</text:p>
              </table:table-cell>
              <table:table-cell office:value-type="float" office:value="5189023.823">
                <text:p>5189023.823</text:p>
              </table:table-cell>
              <table:table-cell office:value-type="float" office:value="6515849.385">
                <text:p>6515849.385</text:p>
              </table:table-cell>
              <table:table-cell office:value-type="float" office:value="18541689.63">
                <text:p>18541689.63</text:p>
              </table:table-cell>
              <table:table-cell office:value-type="float" office:value="583.095">
                <text:p>583.095</text:p>
              </table:table-cell>
              <table:table-cell office:value-type="float" office:value="70.827">
                <text:p>70.827</text:p>
              </table:table-cell>
              <table:table-cell office:value-type="float" office:value="1086.39">
                <text:p>1086.39</text:p>
              </table:table-cell>
            </table:table-row>
          </table:table-row-group>
          <table:table-row table:style-name="ro1">
            <table:table-cell table:style-name="ce3" office:value-type="string">
              <text:p>Média</text:p>
            </table:table-cell>
            <table:table-cell table:style-name="ce3" office:value-type="string">
              <text:p>Média</text:p>
            </table:table-cell>
            <table:table-cell table:style-name="ce7" table:formula="of:=SUBTOTAL(1;[.$C$12:.$C$20])" office:value-type="float" office:value="648628.110722222">
              <text:p>648628.110722222</text:p>
            </table:table-cell>
            <table:table-cell table:style-name="ce7" table:formula="of:=SUBTOTAL(1;[.$D$12:.$D$20])" office:value-type="float" office:value="814481.329888889">
              <text:p>814481.329888889</text:p>
            </table:table-cell>
            <table:table-cell table:style-name="ce7" table:formula="of:=SUBTOTAL(1;[.$E$12:.$E$20])" office:value-type="float" office:value="2317711.93394444">
              <text:p>2317711.93394444</text:p>
            </table:table-cell>
            <table:table-cell table:style-name="ce7" table:formula="of:=SUBTOTAL(1;[.$F$12:.$F$20])" office:value-type="float" office:value="73.5118888888889">
              <text:p>73.5118888889</text:p>
            </table:table-cell>
            <table:table-cell table:style-name="ce7" table:formula="of:=SUBTOTAL(1;[.$G$12:.$G$20])" office:value-type="float" office:value="10.7742222222222">
              <text:p>10.7742222222</text:p>
            </table:table-cell>
            <table:table-cell table:style-name="ce7" table:formula="of:=SUBTOTAL(1;[.$H$12:.$H$20])" office:value-type="float" office:value="177.638111111111">
              <text:p>177.6381111111</text:p>
            </table:table-cell>
          </table:table-row>
          <table:table-row-group>
            <table:table-row table:style-name="ro2">
              <table:table-cell table:style-name="ce4" office:value-type="float" office:value="3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121">
                <text:p>0.121</text:p>
              </table:table-cell>
              <table:table-cell office:value-type="float" office:value="0.146">
                <text:p>0.146</text:p>
              </table:table-cell>
              <table:table-cell office:value-type="float" office:value="0.449">
                <text:p>0.449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2">
                <text:p>0.02</text:p>
              </table:table-cell>
            </table:table-row>
            <table:table-row table:style-name="ro2">
              <table:table-cell office:value-type="float" office:value="3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.129">
                <text:p>1.129</text:p>
              </table:table-cell>
              <table:table-cell office:value-type="float" office:value="1.339">
                <text:p>1.339</text:p>
              </table:table-cell>
              <table:table-cell office:value-type="float" office:value="4.034">
                <text:p>4.034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27">
                <text:p>0.027</text:p>
              </table:table-cell>
            </table:table-row>
            <table:table-row table:style-name="ro2">
              <table:table-cell office:value-type="float" office:value="3">
                <text:p>3</text:p>
              </table:table-cell>
              <table:table-cell office:value-type="float" office:value="90000">
                <text:p>90000</text:p>
              </table:table-cell>
              <table:table-cell office:value-type="float" office:value="9.678">
                <text:p>9.678</text:p>
              </table:table-cell>
              <table:table-cell office:value-type="float" office:value="12.054">
                <text:p>12.054</text:p>
              </table:table-cell>
              <table:table-cell office:value-type="float" office:value="36.635">
                <text:p>36.635</text:p>
              </table:table-cell>
              <table:table-cell office:value-type="float" office:value="0.021">
                <text:p>0.021</text:p>
              </table:table-cell>
              <table:table-cell office:value-type="float" office:value="0.032">
                <text:p>0.032</text:p>
              </table:table-cell>
              <table:table-cell office:value-type="float" office:value="0.451">
                <text:p>0.451</text:p>
              </table:table-cell>
            </table:table-row>
            <table:table-row table:style-name="ro2">
              <table:table-cell office:value-type="float" office:value="3">
                <text:p>3</text:p>
              </table:table-cell>
              <table:table-cell office:value-type="float" office:value="270000">
                <text:p>270000</text:p>
              </table:table-cell>
              <table:table-cell office:value-type="float" office:value="87.644">
                <text:p>87.644</text:p>
              </table:table-cell>
              <table:table-cell office:value-type="float" office:value="109.797">
                <text:p>109.797</text:p>
              </table:table-cell>
              <table:table-cell office:value-type="float" office:value="313.598">
                <text:p>313.598</text:p>
              </table:table-cell>
              <table:table-cell office:value-type="float" office:value="0.07">
                <text:p>0.07</text:p>
              </table:table-cell>
              <table:table-cell office:value-type="float" office:value="0.107">
                <text:p>0.107</text:p>
              </table:table-cell>
              <table:table-cell office:value-type="float" office:value="2.869">
                <text:p>2.869</text:p>
              </table:table-cell>
            </table:table-row>
            <table:table-row table:style-name="ro2">
              <table:table-cell office:value-type="float" office:value="3">
                <text:p>3</text:p>
              </table:table-cell>
              <table:table-cell office:value-type="float" office:value="810000">
                <text:p>810000</text:p>
              </table:table-cell>
              <table:table-cell office:value-type="float" office:value="792.303">
                <text:p>792.303</text:p>
              </table:table-cell>
              <table:table-cell office:value-type="float" office:value="994.778">
                <text:p>994.778</text:p>
              </table:table-cell>
              <table:table-cell office:value-type="float" office:value="2829.2685">
                <text:p>2829.2685</text:p>
              </table:table-cell>
              <table:table-cell office:value-type="float" office:value="0.265">
                <text:p>0.265</text:p>
              </table:table-cell>
              <table:table-cell office:value-type="float" office:value="0.365">
                <text:p>0.365</text:p>
              </table:table-cell>
              <table:table-cell office:value-type="float" office:value="10.848">
                <text:p>10.848</text:p>
              </table:table-cell>
            </table:table-row>
            <table:table-row table:style-name="ro2">
              <table:table-cell office:value-type="float" office:value="3">
                <text:p>3</text:p>
              </table:table-cell>
              <table:table-cell office:value-type="float" office:value="2430000">
                <text:p>2430000</text:p>
              </table:table-cell>
              <table:table-cell office:value-type="float" office:value="7118.0025">
                <text:p>7118.0025</text:p>
              </table:table-cell>
              <table:table-cell office:value-type="float" office:value="8938.065">
                <text:p>8938.065</text:p>
              </table:table-cell>
              <table:table-cell office:value-type="float" office:value="25434.4165">
                <text:p>25434.4165</text:p>
              </table:table-cell>
              <table:table-cell office:value-type="float" office:value="1.363">
                <text:p>1.363</text:p>
              </table:table-cell>
              <table:table-cell office:value-type="float" office:value="1.391">
                <text:p>1.391</text:p>
              </table:table-cell>
              <table:table-cell office:value-type="float" office:value="35.83">
                <text:p>35.83</text:p>
              </table:table-cell>
            </table:table-row>
            <table:table-row table:style-name="ro2">
              <table:table-cell office:value-type="float" office:value="3">
                <text:p>3</text:p>
              </table:table-cell>
              <table:table-cell office:value-type="float" office:value="7290000">
                <text:p>7290000</text:p>
              </table:table-cell>
              <table:table-cell office:value-type="float" office:value="64062.0225">
                <text:p>64062.0225</text:p>
              </table:table-cell>
              <table:table-cell office:value-type="float" office:value="80442.585">
                <text:p>80442.585</text:p>
              </table:table-cell>
              <table:table-cell office:value-type="float" office:value="228909.7485">
                <text:p>228909.7485</text:p>
              </table:table-cell>
              <table:table-cell office:value-type="float" office:value="10.258">
                <text:p>10.258</text:p>
              </table:table-cell>
              <table:table-cell office:value-type="float" office:value="5.275">
                <text:p>5.275</text:p>
              </table:table-cell>
              <table:table-cell office:value-type="float" office:value="110.927">
                <text:p>110.927</text:p>
              </table:table-cell>
            </table:table-row>
            <table:table-row table:style-name="ro2">
              <table:table-cell office:value-type="float" office:value="3">
                <text:p>3</text:p>
              </table:table-cell>
              <table:table-cell office:value-type="float" office:value="21870000">
                <text:p>21870000</text:p>
              </table:table-cell>
              <table:table-cell office:value-type="float" office:value="576558.2025">
                <text:p>576558.2025</text:p>
              </table:table-cell>
              <table:table-cell office:value-type="float" office:value="723983.265">
                <text:p>723983.265</text:p>
              </table:table-cell>
              <table:table-cell office:value-type="float" office:value="2060187.737">
                <text:p>2060187.737</text:p>
              </table:table-cell>
              <table:table-cell office:value-type="float" office:value="68.694">
                <text:p>68.694</text:p>
              </table:table-cell>
              <table:table-cell office:value-type="float" office:value="18.948">
                <text:p>18.948</text:p>
              </table:table-cell>
              <table:table-cell office:value-type="float" office:value="350.473">
                <text:p>350.473</text:p>
              </table:table-cell>
            </table:table-row>
            <table:table-row table:style-name="ro2">
              <table:table-cell office:value-type="float" office:value="3">
                <text:p>3</text:p>
              </table:table-cell>
              <table:table-cell office:value-type="float" office:value="65610000">
                <text:p>65610000</text:p>
              </table:table-cell>
              <table:table-cell office:value-type="float" office:value="5189023.823">
                <text:p>5189023.823</text:p>
              </table:table-cell>
              <table:table-cell office:value-type="float" office:value="6515849.385">
                <text:p>6515849.385</text:p>
              </table:table-cell>
              <table:table-cell office:value-type="float" office:value="18541689.63">
                <text:p>18541689.63</text:p>
              </table:table-cell>
              <table:table-cell office:value-type="float" office:value="582.239">
                <text:p>582.239</text:p>
              </table:table-cell>
              <table:table-cell office:value-type="float" office:value="70.535">
                <text:p>70.535</text:p>
              </table:table-cell>
              <table:table-cell office:value-type="float" office:value="1080.28">
                <text:p>1080.28</text:p>
              </table:table-cell>
            </table:table-row>
          </table:table-row-group>
          <table:table-row table:style-name="ro1">
            <table:table-cell table:style-name="ce3" office:value-type="string">
              <text:p>Média</text:p>
            </table:table-cell>
            <table:table-cell table:style-name="ce3" office:value-type="string">
              <text:p>Média</text:p>
            </table:table-cell>
            <table:table-cell table:style-name="ce7" table:formula="of:=SUBTOTAL(1;[.$C$22:.$C$30])" office:value-type="float" office:value="648628.102833333">
              <text:p>648628.102833333</text:p>
            </table:table-cell>
            <table:table-cell table:style-name="ce7" table:formula="of:=SUBTOTAL(1;[.$D$22:.$D$30])" office:value-type="float" office:value="814481.268222222">
              <text:p>814481.268222222</text:p>
            </table:table-cell>
            <table:table-cell table:style-name="ce7" table:formula="of:=SUBTOTAL(1;[.$E$22:.$E$30])" office:value-type="float" office:value="2317711.72405556">
              <text:p>2317711.72405556</text:p>
            </table:table-cell>
            <table:table-cell table:style-name="ce7" table:formula="of:=SUBTOTAL(1;[.$F$22:.$F$30])" office:value-type="float" office:value="73.6575555555556">
              <text:p>73.6575555556</text:p>
            </table:table-cell>
            <table:table-cell table:style-name="ce7" table:formula="of:=SUBTOTAL(1;[.$G$22:.$G$30])" office:value-type="float" office:value="10.7406666666667">
              <text:p>10.7406666667</text:p>
            </table:table-cell>
            <table:table-cell table:style-name="ce7" table:formula="of:=SUBTOTAL(1;[.$H$22:.$H$30])" office:value-type="float" office:value="176.858333333333">
              <text:p>176.8583333333</text:p>
            </table:table-cell>
          </table:table-row>
          <table:table-row-group>
            <table:table-row table:style-name="ro2"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22">
                <text:p>0.122</text:p>
              </table:table-cell>
              <table:table-cell office:value-type="float" office:value="0.146">
                <text:p>0.146</text:p>
              </table:table-cell>
              <table:table-cell office:value-type="float" office:value="0.446">
                <text:p>0.446</text:p>
              </table:table-cell>
              <table:table-cell office:value-type="float" office:value="0.001">
                <text:p>0.001</text:p>
              </table:table-cell>
              <table:table-cell office:value-type="float" office:value="0.003">
                <text:p>0.003</text:p>
              </table:table-cell>
              <table:table-cell office:value-type="float" office:value="0.015">
                <text:p>0.015</text:p>
              </table:table-cell>
            </table:table-row>
            <table:table-row table:style-name="ro2">
              <table:table-cell office:value-type="float" office:value="4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1.079">
                <text:p>1.079</text:p>
              </table:table-cell>
              <table:table-cell office:value-type="float" office:value="1.341">
                <text:p>1.341</text:p>
              </table:table-cell>
              <table:table-cell office:value-type="float" office:value="4.044">
                <text:p>4.044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27">
                <text:p>0.027</text:p>
              </table:table-cell>
            </table:table-row>
            <table:table-row table:style-name="ro2">
              <table:table-cell office:value-type="float" office:value="4">
                <text:p>4</text:p>
              </table:table-cell>
              <table:table-cell office:value-type="float" office:value="90000">
                <text:p>90000</text:p>
              </table:table-cell>
              <table:table-cell office:value-type="float" office:value="9.799">
                <text:p>9.799</text:p>
              </table:table-cell>
              <table:table-cell office:value-type="float" office:value="12.196">
                <text:p>12.196</text:p>
              </table:table-cell>
              <table:table-cell office:value-type="float" office:value="36.71">
                <text:p>36.71</text:p>
              </table:table-cell>
              <table:table-cell office:value-type="float" office:value="0.021">
                <text:p>0.021</text:p>
              </table:table-cell>
              <table:table-cell office:value-type="float" office:value="0.033">
                <text:p>0.033</text:p>
              </table:table-cell>
              <table:table-cell office:value-type="float" office:value="0.468">
                <text:p>0.468</text:p>
              </table:table-cell>
            </table:table-row>
            <table:table-row table:style-name="ro2">
              <table:table-cell office:value-type="float" office:value="4">
                <text:p>4</text:p>
              </table:table-cell>
              <table:table-cell office:value-type="float" office:value="270000">
                <text:p>270000</text:p>
              </table:table-cell>
              <table:table-cell office:value-type="float" office:value="87.715">
                <text:p>87.715</text:p>
              </table:table-cell>
              <table:table-cell office:value-type="float" office:value="110.212">
                <text:p>110.212</text:p>
              </table:table-cell>
              <table:table-cell office:value-type="float" office:value="314.948">
                <text:p>314.948</text:p>
              </table:table-cell>
              <table:table-cell office:value-type="float" office:value="0.069">
                <text:p>0.069</text:p>
              </table:table-cell>
              <table:table-cell office:value-type="float" office:value="0.108">
                <text:p>0.108</text:p>
              </table:table-cell>
              <table:table-cell office:value-type="float" office:value="2.868">
                <text:p>2.868</text:p>
              </table:table-cell>
            </table:table-row>
            <table:table-row table:style-name="ro2">
              <table:table-cell office:value-type="float" office:value="4">
                <text:p>4</text:p>
              </table:table-cell>
              <table:table-cell office:value-type="float" office:value="810000">
                <text:p>810000</text:p>
              </table:table-cell>
              <table:table-cell office:value-type="float" office:value="794.641">
                <text:p>794.641</text:p>
              </table:table-cell>
              <table:table-cell office:value-type="float" office:value="996.541">
                <text:p>996.541</text:p>
              </table:table-cell>
              <table:table-cell office:value-type="float" office:value="2829.2685">
                <text:p>2829.2685</text:p>
              </table:table-cell>
              <table:table-cell office:value-type="float" office:value="0.287">
                <text:p>0.287</text:p>
              </table:table-cell>
              <table:table-cell office:value-type="float" office:value="0.401">
                <text:p>0.401</text:p>
              </table:table-cell>
              <table:table-cell office:value-type="float" office:value="11.456">
                <text:p>11.456</text:p>
              </table:table-cell>
            </table:table-row>
            <table:table-row table:style-name="ro2">
              <table:table-cell office:value-type="float" office:value="4">
                <text:p>4</text:p>
              </table:table-cell>
              <table:table-cell office:value-type="float" office:value="2430000">
                <text:p>2430000</text:p>
              </table:table-cell>
              <table:table-cell office:value-type="float" office:value="7118.0025">
                <text:p>7118.0025</text:p>
              </table:table-cell>
              <table:table-cell office:value-type="float" office:value="8938.065">
                <text:p>8938.065</text:p>
              </table:table-cell>
              <table:table-cell office:value-type="float" office:value="25434.4165">
                <text:p>25434.4165</text:p>
              </table:table-cell>
              <table:table-cell office:value-type="float" office:value="1.336">
                <text:p>1.336</text:p>
              </table:table-cell>
              <table:table-cell office:value-type="float" office:value="1.399">
                <text:p>1.399</text:p>
              </table:table-cell>
              <table:table-cell office:value-type="float" office:value="35.229">
                <text:p>35.229</text:p>
              </table:table-cell>
            </table:table-row>
            <table:table-row table:style-name="ro2">
              <table:table-cell office:value-type="float" office:value="4">
                <text:p>4</text:p>
              </table:table-cell>
              <table:table-cell office:value-type="float" office:value="7290000">
                <text:p>7290000</text:p>
              </table:table-cell>
              <table:table-cell office:value-type="float" office:value="64062.0225">
                <text:p>64062.0225</text:p>
              </table:table-cell>
              <table:table-cell office:value-type="float" office:value="80442.585">
                <text:p>80442.585</text:p>
              </table:table-cell>
              <table:table-cell office:value-type="float" office:value="228909.7485">
                <text:p>228909.7485</text:p>
              </table:table-cell>
              <table:table-cell office:value-type="float" office:value="9.832">
                <text:p>9.832</text:p>
              </table:table-cell>
              <table:table-cell office:value-type="float" office:value="5.459">
                <text:p>5.459</text:p>
              </table:table-cell>
              <table:table-cell office:value-type="float" office:value="111.101">
                <text:p>111.101</text:p>
              </table:table-cell>
            </table:table-row>
            <table:table-row table:style-name="ro2">
              <table:table-cell office:value-type="float" office:value="4">
                <text:p>4</text:p>
              </table:table-cell>
              <table:table-cell office:value-type="float" office:value="21870000">
                <text:p>21870000</text:p>
              </table:table-cell>
              <table:table-cell office:value-type="float" office:value="576558.2025">
                <text:p>576558.2025</text:p>
              </table:table-cell>
              <table:table-cell office:value-type="float" office:value="723983.265">
                <text:p>723983.265</text:p>
              </table:table-cell>
              <table:table-cell office:value-type="float" office:value="2060187.737">
                <text:p>2060187.737</text:p>
              </table:table-cell>
              <table:table-cell office:value-type="float" office:value="68.438">
                <text:p>68.438</text:p>
              </table:table-cell>
              <table:table-cell office:value-type="float" office:value="19.562">
                <text:p>19.562</text:p>
              </table:table-cell>
              <table:table-cell office:value-type="float" office:value="347.565">
                <text:p>347.565</text:p>
              </table:table-cell>
            </table:table-row>
            <table:table-row table:style-name="ro2">
              <table:table-cell office:value-type="float" office:value="4">
                <text:p>4</text:p>
              </table:table-cell>
              <table:table-cell office:value-type="float" office:value="65610000">
                <text:p>65610000</text:p>
              </table:table-cell>
              <table:table-cell office:value-type="float" office:value="5189023.823">
                <text:p>5189023.823</text:p>
              </table:table-cell>
              <table:table-cell office:value-type="float" office:value="6515849.385">
                <text:p>6515849.385</text:p>
              </table:table-cell>
              <table:table-cell office:value-type="float" office:value="18541689.63">
                <text:p>18541689.63</text:p>
              </table:table-cell>
              <table:table-cell office:value-type="float" office:value="583.297">
                <text:p>583.297</text:p>
              </table:table-cell>
              <table:table-cell office:value-type="float" office:value="70.352">
                <text:p>70.352</text:p>
              </table:table-cell>
              <table:table-cell office:value-type="float" office:value="1083.61">
                <text:p>1083.61</text:p>
              </table:table-cell>
            </table:table-row>
          </table:table-row-group>
          <table:table-row table:style-name="ro1">
            <table:table-cell table:style-name="ce3" office:value-type="string">
              <text:p>Média</text:p>
            </table:table-cell>
            <table:table-cell table:style-name="ce3" office:value-type="string">
              <text:p>Média</text:p>
            </table:table-cell>
            <table:table-cell table:style-name="ce7" table:formula="of:=SUBTOTAL(1;[.$C$32:.$C$40])" office:value-type="float" office:value="648628.3785">
              <text:p>648628.3785</text:p>
            </table:table-cell>
            <table:table-cell table:style-name="ce7" table:formula="of:=SUBTOTAL(1;[.$D$32:.$D$40])" office:value-type="float" office:value="814481.526222222">
              <text:p>814481.526222222</text:p>
            </table:table-cell>
            <table:table-cell table:style-name="ce7" table:formula="of:=SUBTOTAL(1;[.$E$32:.$E$40])" office:value-type="float" office:value="2317711.88316667">
              <text:p>2317711.88316667</text:p>
            </table:table-cell>
            <table:table-cell table:style-name="ce7" table:formula="of:=SUBTOTAL(1;[.$F$32:.$F$40])" office:value-type="float" office:value="73.6985555555556">
              <text:p>73.6985555556</text:p>
            </table:table-cell>
            <table:table-cell table:style-name="ce7" table:formula="of:=SUBTOTAL(1;[.$G$32:.$G$40])" office:value-type="float" office:value="10.8141111111111">
              <text:p>10.8141111111</text:p>
            </table:table-cell>
            <table:table-cell table:style-name="ce7" table:formula="of:=SUBTOTAL(1;[.$H$32:.$H$40])" office:value-type="float" office:value="176.926555555556">
              <text:p>176.9265555556</text:p>
            </table:table-cell>
          </table:table-row>
          <table:table-row-group>
            <table:table-row table:style-name="ro2">
              <table:table-cell office:value-type="float" office:value="5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122">
                <text:p>0.122</text:p>
              </table:table-cell>
              <table:table-cell office:value-type="float" office:value="0.145">
                <text:p>0.145</text:p>
              </table:table-cell>
              <table:table-cell office:value-type="float" office:value="0.451">
                <text:p>0.451</text:p>
              </table:table-cell>
              <table:table-cell table:number-columns-repeated="2" office:value-type="float" office:value="0.002">
                <text:p>0.002</text:p>
              </table:table-cell>
              <table:table-cell office:value-type="float" office:value="0.012">
                <text:p>0.012</text:p>
              </table:table-cell>
            </table:table-row>
            <table:table-row table:style-name="ro2">
              <table:table-cell office:value-type="float" office:value="5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.075">
                <text:p>1.075</text:p>
              </table:table-cell>
              <table:table-cell office:value-type="float" office:value="1.343">
                <text:p>1.343</text:p>
              </table:table-cell>
              <table:table-cell office:value-type="float" office:value="4.071">
                <text:p>4.07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28">
                <text:p>0.028</text:p>
              </table:table-cell>
            </table:table-row>
            <table:table-row table:style-name="ro2">
              <table:table-cell office:value-type="float" office:value="5">
                <text:p>5</text:p>
              </table:table-cell>
              <table:table-cell office:value-type="float" office:value="90000">
                <text:p>90000</text:p>
              </table:table-cell>
              <table:table-cell office:value-type="float" office:value="9.817">
                <text:p>9.817</text:p>
              </table:table-cell>
              <table:table-cell office:value-type="float" office:value="12.053">
                <text:p>12.053</text:p>
              </table:table-cell>
              <table:table-cell office:value-type="float" office:value="36.289">
                <text:p>36.289</text:p>
              </table:table-cell>
              <table:table-cell office:value-type="float" office:value="0.02">
                <text:p>0.02</text:p>
              </table:table-cell>
              <table:table-cell office:value-type="float" office:value="0.031">
                <text:p>0.031</text:p>
              </table:table-cell>
              <table:table-cell office:value-type="float" office:value="0.462">
                <text:p>0.462</text:p>
              </table:table-cell>
            </table:table-row>
            <table:table-row table:style-name="ro2">
              <table:table-cell office:value-type="float" office:value="5">
                <text:p>5</text:p>
              </table:table-cell>
              <table:table-cell office:value-type="float" office:value="270000">
                <text:p>270000</text:p>
              </table:table-cell>
              <table:table-cell office:value-type="float" office:value="88.366">
                <text:p>88.366</text:p>
              </table:table-cell>
              <table:table-cell office:value-type="float" office:value="109.356">
                <text:p>109.356</text:p>
              </table:table-cell>
              <table:table-cell office:value-type="float" office:value="314.59">
                <text:p>314.59</text:p>
              </table:table-cell>
              <table:table-cell office:value-type="float" office:value="0.068">
                <text:p>0.068</text:p>
              </table:table-cell>
              <table:table-cell office:value-type="float" office:value="0.108">
                <text:p>0.108</text:p>
              </table:table-cell>
              <table:table-cell office:value-type="float" office:value="2.946">
                <text:p>2.946</text:p>
              </table:table-cell>
            </table:table-row>
            <table:table-row table:style-name="ro2">
              <table:table-cell office:value-type="float" office:value="5">
                <text:p>5</text:p>
              </table:table-cell>
              <table:table-cell office:value-type="float" office:value="810000">
                <text:p>810000</text:p>
              </table:table-cell>
              <table:table-cell office:value-type="float" office:value="791.186">
                <text:p>791.186</text:p>
              </table:table-cell>
              <table:table-cell office:value-type="float" office:value="996.361">
                <text:p>996.361</text:p>
              </table:table-cell>
              <table:table-cell office:value-type="float" office:value="2829.2685">
                <text:p>2829.2685</text:p>
              </table:table-cell>
              <table:table-cell office:value-type="float" office:value="0.271">
                <text:p>0.271</text:p>
              </table:table-cell>
              <table:table-cell office:value-type="float" office:value="0.372">
                <text:p>0.372</text:p>
              </table:table-cell>
              <table:table-cell office:value-type="float" office:value="10.702">
                <text:p>10.702</text:p>
              </table:table-cell>
            </table:table-row>
            <table:table-row table:style-name="ro2">
              <table:table-cell office:value-type="float" office:value="5">
                <text:p>5</text:p>
              </table:table-cell>
              <table:table-cell office:value-type="float" office:value="2430000">
                <text:p>2430000</text:p>
              </table:table-cell>
              <table:table-cell office:value-type="float" office:value="7118.0025">
                <text:p>7118.0025</text:p>
              </table:table-cell>
              <table:table-cell office:value-type="float" office:value="8938.065">
                <text:p>8938.065</text:p>
              </table:table-cell>
              <table:table-cell office:value-type="float" office:value="25434.4165">
                <text:p>25434.4165</text:p>
              </table:table-cell>
              <table:table-cell office:value-type="float" office:value="1.323">
                <text:p>1.323</text:p>
              </table:table-cell>
              <table:table-cell office:value-type="float" office:value="1.379">
                <text:p>1.379</text:p>
              </table:table-cell>
              <table:table-cell office:value-type="float" office:value="36.421">
                <text:p>36.421</text:p>
              </table:table-cell>
            </table:table-row>
            <table:table-row table:style-name="ro2">
              <table:table-cell office:value-type="float" office:value="5">
                <text:p>5</text:p>
              </table:table-cell>
              <table:table-cell office:value-type="float" office:value="7290000">
                <text:p>7290000</text:p>
              </table:table-cell>
              <table:table-cell office:value-type="float" office:value="64062.0225">
                <text:p>64062.0225</text:p>
              </table:table-cell>
              <table:table-cell office:value-type="float" office:value="80442.585">
                <text:p>80442.585</text:p>
              </table:table-cell>
              <table:table-cell office:value-type="float" office:value="228909.7485">
                <text:p>228909.7485</text:p>
              </table:table-cell>
              <table:table-cell office:value-type="float" office:value="8.706">
                <text:p>8.706</text:p>
              </table:table-cell>
              <table:table-cell office:value-type="float" office:value="5.779">
                <text:p>5.779</text:p>
              </table:table-cell>
              <table:table-cell office:value-type="float" office:value="110.669">
                <text:p>110.669</text:p>
              </table:table-cell>
            </table:table-row>
            <table:table-row table:style-name="ro2">
              <table:table-cell office:value-type="float" office:value="5">
                <text:p>5</text:p>
              </table:table-cell>
              <table:table-cell office:value-type="float" office:value="21870000">
                <text:p>21870000</text:p>
              </table:table-cell>
              <table:table-cell table:style-name="ce8" office:value-type="float" office:value="576558.2025">
                <text:p>576558.2025</text:p>
              </table:table-cell>
              <table:table-cell table:style-name="ce8" office:value-type="float" office:value="723983.265">
                <text:p>723983.265</text:p>
              </table:table-cell>
              <table:table-cell table:style-name="ce8" office:value-type="float" office:value="2060187.737">
                <text:p>2060187.737</text:p>
              </table:table-cell>
              <table:table-cell office:value-type="float" office:value="68.207">
                <text:p>68.207</text:p>
              </table:table-cell>
              <table:table-cell office:value-type="float" office:value="19.087">
                <text:p>19.087</text:p>
              </table:table-cell>
              <table:table-cell office:value-type="float" office:value="353.374">
                <text:p>353.374</text:p>
              </table:table-cell>
            </table:table-row>
            <table:table-row table:style-name="ro2">
              <table:table-cell office:value-type="float" office:value="5">
                <text:p>5</text:p>
              </table:table-cell>
              <table:table-cell office:value-type="float" office:value="65610000">
                <text:p>65610000</text:p>
              </table:table-cell>
              <table:table-cell table:style-name="ce8" office:value-type="float" office:value="5189023.823">
                <text:p>5189023.823</text:p>
              </table:table-cell>
              <table:table-cell table:style-name="ce8" office:value-type="float" office:value="6515849.385">
                <text:p>6515849.385</text:p>
              </table:table-cell>
              <table:table-cell table:style-name="ce8" office:value-type="float" office:value="18541689.63">
                <text:p>18541689.63</text:p>
              </table:table-cell>
              <table:table-cell office:value-type="float" office:value="580.866">
                <text:p>580.866</text:p>
              </table:table-cell>
              <table:table-cell office:value-type="float" office:value="70.773">
                <text:p>70.773</text:p>
              </table:table-cell>
              <table:table-cell office:value-type="float" office:value="1078.21">
                <text:p>1078.21</text:p>
              </table:table-cell>
            </table:table-row>
          </table:table-row-group>
          <table:table-row table:style-name="ro1">
            <table:table-cell table:style-name="ce3" office:value-type="string">
              <text:p>Média</text:p>
            </table:table-cell>
            <table:table-cell table:style-name="ce3" office:value-type="string">
              <text:p>Média</text:p>
            </table:table-cell>
            <table:table-cell table:style-name="ce9" table:formula="of:=SUBTOTAL(1;[.$C$42:.$C$50])" office:value-type="float" office:value="648628.0685">
              <text:p>648628.0685</text:p>
            </table:table-cell>
            <table:table-cell table:style-name="ce9" table:formula="of:=SUBTOTAL(1;[.$D$42:.$D$50])" office:value-type="float" office:value="814481.395333333">
              <text:p>814481.395333333</text:p>
            </table:table-cell>
            <table:table-cell table:style-name="ce9" table:formula="of:=SUBTOTAL(1;[.$E$42:.$E$50])" office:value-type="float" office:value="2317711.80016667">
              <text:p>2317711.80016667</text:p>
            </table:table-cell>
            <table:table-cell table:style-name="ce7" table:formula="of:=SUBTOTAL(1;[.$F$42:.$F$50])" office:value-type="float" office:value="73.2743333333333">
              <text:p>73.2743333333</text:p>
            </table:table-cell>
            <table:table-cell table:style-name="ce7" table:formula="of:=SUBTOTAL(1;[.$G$42:.$G$50])" office:value-type="float" office:value="10.8377777777778">
              <text:p>10.8377777778</text:p>
            </table:table-cell>
            <table:table-cell table:style-name="ce7" table:formula="of:=SUBTOTAL(1;[.$H$42:.$H$50])" office:value-type="float" office:value="176.980444444444">
              <text:p>176.9804444444</text:p>
            </table:table-cell>
          </table:table-row>
          <table:table-row-group>
            <table:table-row table:style-name="ro2">
              <table:table-cell office:value-type="float" office:value="6">
                <text:p>6</text:p>
              </table:table-cell>
              <table:table-cell office:value-type="float" office:value="10000">
                <text:p>10000</text:p>
              </table:table-cell>
              <table:table-cell table:style-name="ce8" office:value-type="float" office:value="0.12">
                <text:p>0.12</text:p>
              </table:table-cell>
              <table:table-cell table:style-name="ce8" office:value-type="float" office:value="0.145">
                <text:p>0.145</text:p>
              </table:table-cell>
              <table:table-cell table:style-name="ce8" office:value-type="float" office:value="0.448">
                <text:p>0.448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31">
                <text:p>0.031</text:p>
              </table:table-cell>
            </table:table-row>
            <table:table-row table:style-name="ro2">
              <table:table-cell office:value-type="float" office:value="6">
                <text:p>6</text:p>
              </table:table-cell>
              <table:table-cell office:value-type="float" office:value="30000">
                <text:p>30000</text:p>
              </table:table-cell>
              <table:table-cell table:style-name="ce8" office:value-type="float" office:value="1.079">
                <text:p>1.079</text:p>
              </table:table-cell>
              <table:table-cell table:style-name="ce8" office:value-type="float" office:value="1.341">
                <text:p>1.341</text:p>
              </table:table-cell>
              <table:table-cell table:style-name="ce8" office:value-type="float" office:value="4.029">
                <text:p>4.029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28">
                <text:p>0.028</text:p>
              </table:table-cell>
            </table:table-row>
            <table:table-row table:style-name="ro2">
              <table:table-cell office:value-type="float" office:value="6">
                <text:p>6</text:p>
              </table:table-cell>
              <table:table-cell office:value-type="float" office:value="90000">
                <text:p>90000</text:p>
              </table:table-cell>
              <table:table-cell table:style-name="ce8" office:value-type="float" office:value="9.968">
                <text:p>9.968</text:p>
              </table:table-cell>
              <table:table-cell table:style-name="ce8" office:value-type="float" office:value="12.042">
                <text:p>12.042</text:p>
              </table:table-cell>
              <table:table-cell table:style-name="ce8" office:value-type="float" office:value="36.301">
                <text:p>36.301</text:p>
              </table:table-cell>
              <table:table-cell office:value-type="float" office:value="0.02">
                <text:p>0.02</text:p>
              </table:table-cell>
              <table:table-cell office:value-type="float" office:value="0.031">
                <text:p>0.031</text:p>
              </table:table-cell>
              <table:table-cell office:value-type="float" office:value="0.447">
                <text:p>0.447</text:p>
              </table:table-cell>
            </table:table-row>
            <table:table-row table:style-name="ro2">
              <table:table-cell table:style-name="ce5" office:value-type="float" office:value="6">
                <text:p>6</text:p>
              </table:table-cell>
              <table:table-cell table:style-name="ce8" office:value-type="float" office:value="270000">
                <text:p>270000</text:p>
              </table:table-cell>
              <table:table-cell table:style-name="ce8" office:value-type="float" office:value="87.341">
                <text:p>87.341</text:p>
              </table:table-cell>
              <table:table-cell table:style-name="ce8" office:value-type="float" office:value="110.304">
                <text:p>110.304</text:p>
              </table:table-cell>
              <table:table-cell table:style-name="ce8" office:value-type="float" office:value="313.726">
                <text:p>313.726</text:p>
              </table:table-cell>
              <table:table-cell table:style-name="ce8" office:value-type="float" office:value="0.069">
                <text:p>0.069</text:p>
              </table:table-cell>
              <table:table-cell table:style-name="ce8" office:value-type="float" office:value="0.111">
                <text:p>0.111</text:p>
              </table:table-cell>
              <table:table-cell table:style-name="ce8" office:value-type="float" office:value="2.87">
                <text:p>2.87</text:p>
              </table:table-cell>
            </table:table-row>
            <table:table-row table:style-name="ro2">
              <table:table-cell table:style-name="ce5" office:value-type="float" office:value="6">
                <text:p>6</text:p>
              </table:table-cell>
              <table:table-cell table:style-name="ce8" office:value-type="float" office:value="810000">
                <text:p>810000</text:p>
              </table:table-cell>
              <table:table-cell office:value-type="float" office:value="782.965">
                <text:p>782.965</text:p>
              </table:table-cell>
              <table:table-cell office:value-type="float" office:value="978.418">
                <text:p>978.418</text:p>
              </table:table-cell>
              <table:table-cell office:value-type="float" office:value="2829.2685">
                <text:p>2829.2685</text:p>
              </table:table-cell>
              <table:table-cell table:style-name="ce8" office:value-type="float" office:value="0.276">
                <text:p>0.276</text:p>
              </table:table-cell>
              <table:table-cell table:style-name="ce8" office:value-type="float" office:value="0.366">
                <text:p>0.366</text:p>
              </table:table-cell>
              <table:table-cell table:style-name="ce8" office:value-type="float" office:value="10.759">
                <text:p>10.759</text:p>
              </table:table-cell>
            </table:table-row>
            <table:table-row table:style-name="ro2">
              <table:table-cell table:style-name="ce5" office:value-type="float" office:value="6">
                <text:p>6</text:p>
              </table:table-cell>
              <table:table-cell table:style-name="ce8" office:value-type="float" office:value="2430000">
                <text:p>2430000</text:p>
              </table:table-cell>
              <table:table-cell office:value-type="float" office:value="7118.0025">
                <text:p>7118.0025</text:p>
              </table:table-cell>
              <table:table-cell office:value-type="float" office:value="8938.065">
                <text:p>8938.065</text:p>
              </table:table-cell>
              <table:table-cell office:value-type="float" office:value="25434.4165">
                <text:p>25434.4165</text:p>
              </table:table-cell>
              <table:table-cell table:style-name="ce8" office:value-type="float" office:value="1.352">
                <text:p>1.352</text:p>
              </table:table-cell>
              <table:table-cell table:style-name="ce8" office:value-type="float" office:value="1.403">
                <text:p>1.403</text:p>
              </table:table-cell>
              <table:table-cell table:style-name="ce8" office:value-type="float" office:value="36.179">
                <text:p>36.179</text:p>
              </table:table-cell>
            </table:table-row>
            <table:table-row table:style-name="ro2">
              <table:table-cell table:style-name="ce5" office:value-type="float" office:value="6">
                <text:p>6</text:p>
              </table:table-cell>
              <table:table-cell table:style-name="ce8" office:value-type="float" office:value="7290000">
                <text:p>7290000</text:p>
              </table:table-cell>
              <table:table-cell office:value-type="float" office:value="64062.0225">
                <text:p>64062.0225</text:p>
              </table:table-cell>
              <table:table-cell office:value-type="float" office:value="80442.585">
                <text:p>80442.585</text:p>
              </table:table-cell>
              <table:table-cell office:value-type="float" office:value="228909.7485">
                <text:p>228909.7485</text:p>
              </table:table-cell>
              <table:table-cell table:style-name="ce8" office:value-type="float" office:value="8.692">
                <text:p>8.692</text:p>
              </table:table-cell>
              <table:table-cell table:style-name="ce8" office:value-type="float" office:value="5.322">
                <text:p>5.322</text:p>
              </table:table-cell>
              <table:table-cell table:style-name="ce8" office:value-type="float" office:value="112.405">
                <text:p>112.405</text:p>
              </table:table-cell>
            </table:table-row>
            <table:table-row table:style-name="ro2">
              <table:table-cell table:style-name="ce5" office:value-type="float" office:value="6">
                <text:p>6</text:p>
              </table:table-cell>
              <table:table-cell table:style-name="ce8" office:value-type="float" office:value="21870000">
                <text:p>21870000</text:p>
              </table:table-cell>
              <table:table-cell office:value-type="float" office:value="576558.2025">
                <text:p>576558.2025</text:p>
              </table:table-cell>
              <table:table-cell office:value-type="float" office:value="723983.265">
                <text:p>723983.265</text:p>
              </table:table-cell>
              <table:table-cell office:value-type="float" office:value="2060187.737">
                <text:p>2060187.737</text:p>
              </table:table-cell>
              <table:table-cell table:style-name="ce8" office:value-type="float" office:value="68.417">
                <text:p>68.417</text:p>
              </table:table-cell>
              <table:table-cell table:style-name="ce8" office:value-type="float" office:value="19.329">
                <text:p>19.329</text:p>
              </table:table-cell>
              <table:table-cell table:style-name="ce8" office:value-type="float" office:value="348.462">
                <text:p>348.462</text:p>
              </table:table-cell>
            </table:table-row>
            <table:table-row table:style-name="ro2">
              <table:table-cell table:style-name="ce5" office:value-type="float" office:value="6">
                <text:p>6</text:p>
              </table:table-cell>
              <table:table-cell table:style-name="ce8" office:value-type="float" office:value="65610000">
                <text:p>65610000</text:p>
              </table:table-cell>
              <table:table-cell office:value-type="float" office:value="5189023.823">
                <text:p>5189023.823</text:p>
              </table:table-cell>
              <table:table-cell office:value-type="float" office:value="6515849.385">
                <text:p>6515849.385</text:p>
              </table:table-cell>
              <table:table-cell office:value-type="float" office:value="18541689.63">
                <text:p>18541689.63</text:p>
              </table:table-cell>
              <table:table-cell table:style-name="ce8" office:value-type="float" office:value="582.153">
                <text:p>582.153</text:p>
              </table:table-cell>
              <table:table-cell table:style-name="ce8" office:value-type="float" office:value="70.612">
                <text:p>70.612</text:p>
              </table:table-cell>
              <table:table-cell table:style-name="ce8" office:value-type="float" office:value="1080.4">
                <text:p>1080.4</text:p>
              </table:table-cell>
            </table:table-row>
          </table:table-row-group>
          <table:table-row table:style-name="ro1">
            <table:table-cell table:style-name="ce6" office:value-type="string">
              <text:p>Média</text:p>
            </table:table-cell>
            <table:table-cell table:style-name="ce3" office:value-type="string">
              <text:p>Média</text:p>
            </table:table-cell>
            <table:table-cell table:style-name="ce7" table:formula="of:=SUBTOTAL(1;[.$C$52:.$C$60])" office:value-type="float" office:value="648627.058166667">
              <text:p>648627.058166667</text:p>
            </table:table-cell>
            <table:table-cell table:style-name="ce7" table:formula="of:=SUBTOTAL(1;[.$D$52:.$D$60])" office:value-type="float" office:value="814479.505555556">
              <text:p>814479.505555556</text:p>
            </table:table-cell>
            <table:table-cell table:style-name="ce7" table:formula="of:=SUBTOTAL(1;[.$E$52:.$E$60])" office:value-type="float" office:value="2317711.7005">
              <text:p>2317711.7005</text:p>
            </table:table-cell>
            <table:table-cell table:style-name="ce9" table:formula="of:=SUBTOTAL(1;[.$F$52:.$F$60])" office:value-type="float" office:value="73.443">
              <text:p>73.443</text:p>
            </table:table-cell>
            <table:table-cell table:style-name="ce9" table:formula="of:=SUBTOTAL(1;[.$G$52:.$G$60])" office:value-type="float" office:value="10.7985555555556">
              <text:p>10.7985555556</text:p>
            </table:table-cell>
            <table:table-cell table:style-name="ce9" table:formula="of:=SUBTOTAL(1;[.$H$52:.$H$60])" office:value-type="float" office:value="176.842333333333">
              <text:p>176.8423333333</text:p>
            </table:table-cell>
          </table:table-row>
          <table:table-row-group>
            <table:table-row table:style-name="ro2">
              <table:table-cell/>
              <table:table-cell office:value-type="float" office:value="50000">
                <text:p>50000</text:p>
              </table:table-cell>
              <table:table-cell office:value-type="float" office:value="6.058">
                <text:p>6.058</text:p>
              </table:table-cell>
              <table:table-cell office:value-type="float" office:value="4.863">
                <text:p>4.863</text:p>
              </table:table-cell>
              <table:table-cell office:value-type="float" office:value="10.234">
                <text:p>10.234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  <table:table-cell office:value-type="float" office:value="0.043">
                <text:p>0.043</text:p>
              </table:table-cell>
            </table:table-row>
          </table:table-row-group>
          <table:table-row table:style-name="ro1">
            <table:table-cell table:style-name="ce7" office:value-type="string">
              <text:p>(vazio) Resultado</text:p>
            </table:table-cell>
            <table:table-cell/>
            <table:table-cell table:style-name="ce7" table:formula="of:=SUBTOTAL(1;[.$C$62:.$C$62])" office:value-type="float" office:value="6.058">
              <text:p>6.058</text:p>
            </table:table-cell>
            <table:table-cell table:style-name="ce7" table:formula="of:=SUBTOTAL(1;[.$D$62:.$D$62])" office:value-type="float" office:value="4.863">
              <text:p>4.863</text:p>
            </table:table-cell>
            <table:table-cell table:style-name="ce7" table:formula="of:=SUBTOTAL(1;[.$E$62:.$E$62])" office:value-type="float" office:value="10.234">
              <text:p>10.234</text:p>
            </table:table-cell>
            <table:table-cell table:style-name="ce7" table:formula="of:=SUBTOTAL(1;[.$F$62:.$F$62])" office:value-type="float" office:value="0.008">
              <text:p>0.008</text:p>
            </table:table-cell>
            <table:table-cell table:style-name="ce7" table:formula="of:=SUBTOTAL(1;[.$G$62:.$G$62])" office:value-type="float" office:value="0.016">
              <text:p>0.016</text:p>
            </table:table-cell>
            <table:table-cell table:style-name="ce7" table:formula="of:=SUBTOTAL(1;[.$H$62:.$H$62])" office:value-type="float" office:value="0.043">
              <text:p>0.043</text:p>
            </table:table-cell>
          </table:table-row>
        </table:table-row-group>
        <table:table-row table:style-name="ro1">
          <table:table-cell table:style-name="ce7" office:value-type="string">
            <text:p>Total geral</text:p>
          </table:table-cell>
          <table:table-cell/>
          <table:table-cell table:style-name="ce7" table:formula="of:=SUBTOTAL(1;[.$C$2:.$C$63])" office:value-type="float" office:value="636834.834963636">
            <text:p>636834.834963636</text:p>
          </table:table-cell>
          <table:table-cell table:style-name="ce7" table:formula="of:=SUBTOTAL(1;[.$D$2:.$D$63])" office:value-type="float" office:value="799672.4388">
            <text:p>799672.4388</text:p>
          </table:table-cell>
          <table:table-cell table:style-name="ce7" table:formula="of:=SUBTOTAL(1;[.$E$2:.$E$63])" office:value-type="float" office:value="2275571.77996364">
            <text:p>2275571.77996364</text:p>
          </table:table-cell>
          <table:table-cell table:style-name="ce7" table:formula="of:=SUBTOTAL(1;[.$F$2:.$F$63])" office:value-type="float" office:value="72.1641454545455">
            <text:p>72.1641454545</text:p>
          </table:table-cell>
          <table:table-cell table:style-name="ce7" table:formula="of:=SUBTOTAL(1;[.$G$2:.$G$63])" office:value-type="float" office:value="10.5917636363636">
            <text:p>10.5917636364</text:p>
          </table:table-cell>
          <table:table-cell table:style-name="ce7" table:formula="of:=SUBTOTAL(1;[.$H$2:.$H$63])" office:value-type="float" office:value="173.867436363636">
            <text:p>173.8674363636</text:p>
          </table:table-cell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DB__1" table:target-range-address="Planilha1.B1:Planilha1.B62"/>
        <table:database-range table:name="__Anonymous_DB__2" table:target-range-address="Planilha1.B1:Planilha1.H64">
          <table:sort table:bind-styles-to-content="false">
            <table:sort-by table:field-number="1" table:data-type="automatic"/>
          </table:sort>
          <table:subtotal-rules table:bind-styles-to-content="false">
            <table:sort-groups/>
            <table:subtotal-rule table:group-by-field-number="2">
              <table:subtotal-field table:field-number="3" table:function="average"/>
              <table:subtotal-field table:field-number="4" table:function="average"/>
              <table:subtotal-field table:field-number="5" table:function="average"/>
              <table:subtotal-field table:field-number="6" table:function="average"/>
              <table:subtotal-field table:field-number="7" table:function="average"/>
              <table:subtotal-field table:field-number="8" table:function="average"/>
              <table:subtotal-field table:field-number="9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9T16:59:56.83</meta:creation-date>
    <dc:date>2013-07-09T23:39:07.98</dc:date>
    <meta:editing-duration>PT6H36M6S</meta:editing-duration>
    <meta:editing-cycles>7</meta:editing-cycles>
    <meta:generator>LibreOffice/3.5$Windows_x86 LibreOffice_project/165a79a-7059095-e13bb37-fef39a4-9503d18</meta:generator>
    <meta:document-statistic meta:table-count="3" meta:cell-count="50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63cm" svg:height="6.673cm" xlink:href=".." xlink:type="simple" chart:class="chart:circle" chart:style-name="ch1">
        <chart:legend chart:legend-position="end" svg:x="9.679cm" svg:y="2.5cm" style:legend-expansion="high" chart:style-name="ch2"/>
        <chart:plot-area chart:style-name="ch3" table:cell-range-address="Planilha1.C1:Planilha1.E1 Planilha1.C11:Planilha1.E11" chart:data-source-has-labels="row" svg:x="0.237cm" svg:y="0.534cm" svg:width="9.205cm" svg:height="6.006cm">
          <chartooo:coordinate-region svg:x="1.837cm" svg:y="0.535cm" svg:width="6.005cm" svg:height="6.005cm"/>
          <chart:axis chart:dimension="x" chart:name="primary-x" chart:style-name="ch4" chartooo:axis-type="auto">
            <chartooo:date-scale/>
            <chart:categories table:cell-range-address="Planilha1.C1:Planilha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11:Planilha1.E1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648628.044055555">
                <text:p>648628.044055555</text:p>
                <draw:g>
                  <svg:desc>Planilha1.C11:Planilha1.E11</svg:desc>
                </draw:g>
              </table:table-cell>
              <table:table-cell office:value-type="float" office:value="814481.560444444">
                <text:p>814481.560444444</text:p>
              </table:table-cell>
              <table:table-cell office:value-type="float" office:value="2317711.80972222">
                <text:p>2317711.8097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181cm" svg:y="3.664cm" style:legend-expansion="high" chart:style-name="ch2"/>
        <chart:plot-area chart:style-name="ch3" table:cell-range-address="Planilha1.F1:Planilha1.H1 Planilha1.F51:Planilha1.H51" chart:data-source-has-labels="row" svg:x="0.32cm" svg:y="0.675cm" svg:width="12.541cm" svg:height="8.145cm">
          <chartooo:coordinate-region svg:x="2.518cm" svg:y="0.676cm" svg:width="8.144cm" svg:height="8.144cm"/>
          <chart:axis chart:dimension="x" chart:name="primary-x" chart:style-name="ch4" chartooo:axis-type="auto">
            <chartooo:date-scale/>
            <chart:categories table:cell-range-address="Planilha1.F1:Planilha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51:Planilha1.H5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51</text:p>
                <draw:g>
                  <svg:desc/>
                </draw:g>
              </table:table-cell>
              <table:table-cell office:value-type="float" office:value="73.2743333333333">
                <text:p>73.2743333333333</text:p>
                <draw:g>
                  <svg:desc>Planilha1.F51:Planilha1.H51</svg:desc>
                </draw:g>
              </table:table-cell>
              <table:table-cell office:value-type="float" office:value="10.8377777777778">
                <text:p>10.8377777777778</text:p>
              </table:table-cell>
              <table:table-cell office:value-type="float" office:value="176.980444444444">
                <text:p>176.9804444444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816cm" svg:y="3.664cm" style:legend-expansion="high" chart:style-name="ch2"/>
        <chart:plot-area chart:style-name="ch3" table:cell-range-address="Planilha1.C1:Planilha1.E1 Planilha1.C61:Planilha1.E61" chart:data-source-has-labels="row" svg:x="0.32cm" svg:y="0.675cm" svg:width="13.176cm" svg:height="8.145cm">
          <chartooo:coordinate-region svg:x="2.836cm" svg:y="0.676cm" svg:width="8.144cm" svg:height="8.144cm"/>
          <chart:axis chart:dimension="x" chart:name="primary-x" chart:style-name="ch4" chartooo:axis-type="auto">
            <chartooo:date-scale/>
            <chart:categories table:cell-range-address="Planilha1.C1:Planilha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61:Planilha1.E6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61</text:p>
                <draw:g>
                  <svg:desc/>
                </draw:g>
              </table:table-cell>
              <table:table-cell office:value-type="float" office:value="648627.058166667">
                <text:p>648627.058166667</text:p>
                <draw:g>
                  <svg:desc>Planilha1.C61:Planilha1.E61</svg:desc>
                </draw:g>
              </table:table-cell>
              <table:table-cell office:value-type="float" office:value="814479.505555556">
                <text:p>814479.505555556</text:p>
              </table:table-cell>
              <table:table-cell office:value-type="float" office:value="2317711.7005">
                <text:p>2317711.70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181cm" svg:y="3.664cm" style:legend-expansion="high" chart:style-name="ch2"/>
        <chart:plot-area chart:style-name="ch3" table:cell-range-address="Planilha1.F1:Planilha1.H1 Planilha1.F61:Planilha1.H61" chart:data-source-has-labels="row" svg:x="0.32cm" svg:y="0.675cm" svg:width="12.541cm" svg:height="8.145cm">
          <chartooo:coordinate-region svg:x="2.518cm" svg:y="0.676cm" svg:width="8.144cm" svg:height="8.144cm"/>
          <chart:axis chart:dimension="x" chart:name="primary-x" chart:style-name="ch4" chartooo:axis-type="auto">
            <chartooo:date-scale/>
            <chart:categories table:cell-range-address="Planilha1.F1:Planilha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61:Planilha1.H6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61</text:p>
                <draw:g>
                  <svg:desc/>
                </draw:g>
              </table:table-cell>
              <table:table-cell office:value-type="float" office:value="73.443">
                <text:p>73.443</text:p>
                <draw:g>
                  <svg:desc>Planilha1.F61:Planilha1.H61</svg:desc>
                </draw:g>
              </table:table-cell>
              <table:table-cell office:value-type="float" office:value="10.7985555555556">
                <text:p>10.7985555555556</text:p>
              </table:table-cell>
              <table:table-cell office:value-type="float" office:value="176.842333333333">
                <text:p>176.842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4cm" svg:height="7.157cm" xlink:href=".." xlink:type="simple" chart:class="chart:circle" chart:style-name="ch1">
        <chart:legend chart:legend-position="end" svg:x="9.905cm" svg:y="2.742cm" style:legend-expansion="high" chart:style-name="ch2"/>
        <chart:plot-area chart:style-name="ch3" table:cell-range-address="Planilha1.F1:Planilha1.H1 Planilha1.F11:Planilha1.H11" chart:data-source-has-labels="row" svg:x="0.254cm" svg:y="0.564cm" svg:width="9.397cm" svg:height="6.45cm">
          <chartooo:coordinate-region svg:x="1.728cm" svg:y="0.565cm" svg:width="6.449cm" svg:height="6.449cm"/>
          <chart:axis chart:dimension="x" chart:name="primary-x" chart:style-name="ch4" chartooo:axis-type="auto">
            <chartooo:date-scale/>
            <chart:categories table:cell-range-address="Planilha1.F1:Planilha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11:Planilha1.H1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73.4168888888889">
                <text:p>73.4168888888889</text:p>
                <draw:g>
                  <svg:desc>Planilha1.F11:Planilha1.H11</svg:desc>
                </draw:g>
              </table:table-cell>
              <table:table-cell office:value-type="float" office:value="10.7603333333333">
                <text:p>10.7603333333333</text:p>
              </table:table-cell>
              <table:table-cell office:value-type="float" office:value="177.272666666667">
                <text:p>177.272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12cm" svg:height="7.488cm" xlink:href=".." xlink:type="simple" chart:class="chart:circle" chart:style-name="ch1">
        <chart:legend chart:legend-position="end" svg:x="11.128cm" svg:y="2.908cm" style:legend-expansion="high" chart:style-name="ch2"/>
        <chart:plot-area chart:style-name="ch3" table:cell-range-address="Planilha1.C1:Planilha1.E1 Planilha1.C21:Planilha1.E21" chart:data-source-has-labels="row" svg:x="0.266cm" svg:y="0.582cm" svg:width="10.596cm" svg:height="6.757cm">
          <chartooo:coordinate-region svg:x="2.186cm" svg:y="0.583cm" svg:width="6.756cm" svg:height="6.756cm"/>
          <chart:axis chart:dimension="x" chart:name="primary-x" chart:style-name="ch4" chartooo:axis-type="auto">
            <chartooo:date-scale/>
            <chart:categories table:cell-range-address="Planilha1.C1:Planilha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21:Planilha1.E2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21</text:p>
                <draw:g>
                  <svg:desc/>
                </draw:g>
              </table:table-cell>
              <table:table-cell office:value-type="float" office:value="648628.110722222">
                <text:p>648628.110722222</text:p>
                <draw:g>
                  <svg:desc>Planilha1.C21:Planilha1.E21</svg:desc>
                </draw:g>
              </table:table-cell>
              <table:table-cell office:value-type="float" office:value="814481.329888889">
                <text:p>814481.329888889</text:p>
              </table:table-cell>
              <table:table-cell office:value-type="float" office:value="2317711.93394444">
                <text:p>2317711.9339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26cm" svg:height="7.44cm" xlink:href=".." xlink:type="simple" chart:class="chart:circle" chart:style-name="ch1">
        <chart:legend chart:legend-position="end" svg:x="10.407cm" svg:y="2.884cm" style:legend-expansion="high" chart:style-name="ch2"/>
        <chart:plot-area chart:style-name="ch3" table:cell-range-address="Planilha1.F1:Planilha1.H1 Planilha1.F21:Planilha1.H21" chart:data-source-has-labels="row" svg:x="0.264cm" svg:y="0.579cm" svg:width="9.879cm" svg:height="6.713cm">
          <chartooo:coordinate-region svg:x="1.847cm" svg:y="0.58cm" svg:width="6.712cm" svg:height="6.712cm"/>
          <chart:axis chart:dimension="x" chart:name="primary-x" chart:style-name="ch4" chartooo:axis-type="auto">
            <chartooo:date-scale/>
            <chart:categories table:cell-range-address="Planilha1.F1:Planilha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1:Planilha1.H2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21</text:p>
                <draw:g>
                  <svg:desc/>
                </draw:g>
              </table:table-cell>
              <table:table-cell office:value-type="float" office:value="73.5118888888889">
                <text:p>73.5118888888889</text:p>
                <draw:g>
                  <svg:desc>Planilha1.F21:Planilha1.H21</svg:desc>
                </draw:g>
              </table:table-cell>
              <table:table-cell office:value-type="float" office:value="10.7742222222222">
                <text:p>10.7742222222222</text:p>
              </table:table-cell>
              <table:table-cell office:value-type="float" office:value="177.638111111111">
                <text:p>177.638111111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816cm" svg:y="3.664cm" style:legend-expansion="high" chart:style-name="ch2"/>
        <chart:plot-area chart:style-name="ch3" table:cell-range-address="Planilha1.C1:Planilha1.E1 Planilha1.C31:Planilha1.E31" chart:data-source-has-labels="row" svg:x="0.32cm" svg:y="0.675cm" svg:width="13.176cm" svg:height="8.145cm">
          <chartooo:coordinate-region svg:x="2.836cm" svg:y="0.676cm" svg:width="8.144cm" svg:height="8.144cm"/>
          <chart:axis chart:dimension="x" chart:name="primary-x" chart:style-name="ch4" chartooo:axis-type="auto">
            <chartooo:date-scale/>
            <chart:categories table:cell-range-address="Planilha1.C1:Planilha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31:Planilha1.E3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31</text:p>
                <draw:g>
                  <svg:desc/>
                </draw:g>
              </table:table-cell>
              <table:table-cell office:value-type="float" office:value="648628.102833333">
                <text:p>648628.102833333</text:p>
                <draw:g>
                  <svg:desc>Planilha1.C31:Planilha1.E31</svg:desc>
                </draw:g>
              </table:table-cell>
              <table:table-cell office:value-type="float" office:value="814481.268222222">
                <text:p>814481.268222222</text:p>
              </table:table-cell>
              <table:table-cell office:value-type="float" office:value="2317711.72405556">
                <text:p>2317711.7240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181cm" svg:y="3.664cm" style:legend-expansion="high" chart:style-name="ch2"/>
        <chart:plot-area chart:style-name="ch3" table:cell-range-address="Planilha1.F1:Planilha1.H1 Planilha1.F31:Planilha1.H31" chart:data-source-has-labels="row" svg:x="0.32cm" svg:y="0.675cm" svg:width="12.541cm" svg:height="8.145cm">
          <chartooo:coordinate-region svg:x="2.518cm" svg:y="0.676cm" svg:width="8.144cm" svg:height="8.144cm"/>
          <chart:axis chart:dimension="x" chart:name="primary-x" chart:style-name="ch4" chartooo:axis-type="auto">
            <chartooo:date-scale/>
            <chart:categories table:cell-range-address="Planilha1.F1:Planilha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31:Planilha1.H3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31</text:p>
                <draw:g>
                  <svg:desc/>
                </draw:g>
              </table:table-cell>
              <table:table-cell office:value-type="float" office:value="73.6575555555556">
                <text:p>73.6575555555556</text:p>
                <draw:g>
                  <svg:desc>Planilha1.F31:Planilha1.H31</svg:desc>
                </draw:g>
              </table:table-cell>
              <table:table-cell office:value-type="float" office:value="10.7406666666667">
                <text:p>10.7406666666667</text:p>
              </table:table-cell>
              <table:table-cell office:value-type="float" office:value="176.858333333333">
                <text:p>176.858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816cm" svg:y="3.664cm" style:legend-expansion="high" chart:style-name="ch2"/>
        <chart:plot-area chart:style-name="ch3" table:cell-range-address="Planilha1.C1:Planilha1.E1 Planilha1.C41:Planilha1.E41" chart:data-source-has-labels="row" svg:x="0.32cm" svg:y="0.675cm" svg:width="13.176cm" svg:height="8.145cm">
          <chartooo:coordinate-region svg:x="2.836cm" svg:y="0.676cm" svg:width="8.144cm" svg:height="8.144cm"/>
          <chart:axis chart:dimension="x" chart:name="primary-x" chart:style-name="ch4" chartooo:axis-type="auto">
            <chartooo:date-scale/>
            <chart:categories table:cell-range-address="Planilha1.C1:Planilha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41:Planilha1.E4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41</text:p>
                <draw:g>
                  <svg:desc/>
                </draw:g>
              </table:table-cell>
              <table:table-cell office:value-type="float" office:value="648628.3785">
                <text:p>648628.3785</text:p>
                <draw:g>
                  <svg:desc>Planilha1.C41:Planilha1.E41</svg:desc>
                </draw:g>
              </table:table-cell>
              <table:table-cell office:value-type="float" office:value="814481.526222222">
                <text:p>814481.526222222</text:p>
              </table:table-cell>
              <table:table-cell office:value-type="float" office:value="2317711.88316667">
                <text:p>2317711.8831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181cm" svg:y="3.664cm" style:legend-expansion="high" chart:style-name="ch2"/>
        <chart:plot-area chart:style-name="ch3" table:cell-range-address="Planilha1.F1:Planilha1.H1 Planilha1.F41:Planilha1.H41" chart:data-source-has-labels="row" svg:x="0.32cm" svg:y="0.675cm" svg:width="12.541cm" svg:height="8.145cm">
          <chartooo:coordinate-region svg:x="2.518cm" svg:y="0.676cm" svg:width="8.144cm" svg:height="8.144cm"/>
          <chart:axis chart:dimension="x" chart:name="primary-x" chart:style-name="ch4" chartooo:axis-type="auto">
            <chartooo:date-scale/>
            <chart:categories table:cell-range-address="Planilha1.F1:Planilha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41:Planilha1.H4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41</text:p>
                <draw:g>
                  <svg:desc/>
                </draw:g>
              </table:table-cell>
              <table:table-cell office:value-type="float" office:value="73.6985555555556">
                <text:p>73.6985555555556</text:p>
                <draw:g>
                  <svg:desc>Planilha1.F41:Planilha1.H41</svg:desc>
                </draw:g>
              </table:table-cell>
              <table:table-cell office:value-type="float" office:value="10.8141111111111">
                <text:p>10.8141111111111</text:p>
              </table:table-cell>
              <table:table-cell office:value-type="float" office:value="176.926555555556">
                <text:p>176.9265555555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816cm" svg:y="3.664cm" style:legend-expansion="high" chart:style-name="ch2"/>
        <chart:plot-area chart:style-name="ch3" table:cell-range-address="Planilha1.C1:Planilha1.E1 Planilha1.C51:Planilha1.E51" chart:data-source-has-labels="row" svg:x="0.32cm" svg:y="0.675cm" svg:width="13.176cm" svg:height="8.145cm">
          <chartooo:coordinate-region svg:x="2.836cm" svg:y="0.676cm" svg:width="8.144cm" svg:height="8.144cm"/>
          <chart:axis chart:dimension="x" chart:name="primary-x" chart:style-name="ch4" chartooo:axis-type="auto">
            <chartooo:date-scale/>
            <chart:categories table:cell-range-address="Planilha1.C1:Planilha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51:Planilha1.E5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51</text:p>
                <draw:g>
                  <svg:desc/>
                </draw:g>
              </table:table-cell>
              <table:table-cell office:value-type="float" office:value="648628.0685">
                <text:p>648628.0685</text:p>
                <draw:g>
                  <svg:desc>Planilha1.C51:Planilha1.E51</svg:desc>
                </draw:g>
              </table:table-cell>
              <table:table-cell office:value-type="float" office:value="814481.395333333">
                <text:p>814481.395333333</text:p>
              </table:table-cell>
              <table:table-cell office:value-type="float" office:value="2317711.80016667">
                <text:p>2317711.8001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